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officeooo:rsid="0003a3c8" officeooo:paragraph-rsid="0003a3c8"/>
    </style:style>
    <style:style style:name="P2" style:family="paragraph" style:parent-style-name="Text_20_body">
      <style:paragraph-properties fo:text-align="center" style:justify-single-word="false"/>
      <style:text-properties officeooo:rsid="0004c766" officeooo:paragraph-rsid="0004c766"/>
    </style:style>
    <style:style style:name="T1" style:family="text">
      <style:text-properties officeooo:rsid="0003a3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for Student Research Conference 2018</text:p>
      <text:p text:style-name="P2">Carter Day</text:p>
      <text:p text:style-name="Text_20_body"/>
      <text:p text:style-name="Text_20_body">I am currently working on recreating images of three-dimensional objects using fast fourier transform and inverse transform methods in Python. The imaging process involves projecting structured illumination from a split laser beam onto an object, but in the real world objects are three-dimensional, so the illumination pattern is not fully formed, casting an unknown shadow into our data. The majority of my work involves creating a program to do the fourier transform of our data by hand and then altering the resulting arrays to account for these shadows created by the object depth. This method of imaging will allow us to view things as small as, or even smaller than, the traditional limit for optical imaging for <text:span text:style-name="T1">(</text:span>other possible<text:span text:style-name="T1">)(additional)</text:span> applications in medicine, physics, etc.</text:p>
      <text:p text:style-name="Text_20_body"/>
      <text:p text:style-name="Text_20_body"/>
      <text:p text:style-name="Text_20_body">Interference Pattern Structured Illumination Imaging (IPSII) is a new lensless imaging method we are developing in our lab, which could potentially achieve resolutions higher than the conventional limit for optical imaging. This method uses laser interference to project different patterns of light onto an object. By measuring the light scattered by these patterns, the Fourier coefficients of the object can be determined, and an image of the object can be calculated. I am working on simulating IPSII images of three-dimensional objects using fast fourier transform and inverse transform methods in Python. These calculations will allow me to determine the effect of different non-idealities, such as shadows in the illumination created by three-dimensional objects and errors in the angle or period of the interference fri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16:46:47.935675831</meta:creation-date>
    <dc:date>2018-02-09T14:23:48.823624536</dc:date>
    <meta:editing-duration>PT5M18S</meta:editing-duration>
    <meta:editing-cycles>2</meta:editing-cycles>
    <meta:generator>LibreOffice/5.1.6.2$Linux_X86_64 LibreOffice_project/10m0$Build-2</meta:generator>
    <meta:document-statistic meta:table-count="0" meta:image-count="0" meta:object-count="0" meta:page-count="1" meta:paragraph-count="4" meta:word-count="256" meta:character-count="1674" meta:non-whitespace-character-count="1422"/>
  </office:meta>
</office:document-meta>
</file>